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keep-together="auto" fo:orphans="0" fo:widows="0" fo:break-before="auto" fo:break-after="auto" fo:padding="0in" fo:border="none" fo:keep-with-next="auto"/>
    </style:style>
    <style:style style:name="P2" style:family="paragraph" style:parent-style-name="Standard">
      <style:paragraph-properties fo:keep-together="auto" fo:orphans="0" fo:widows="0" fo:break-before="auto" fo:break-after="auto" fo:padding="0in" fo:border="none" fo:keep-with-next="auto"/>
    </style:style>
    <style:style style:name="P3" style:family="paragraph" style:parent-style-name="Standard">
      <style:paragraph-properties fo:margin-left="0.25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25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5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keep-together="auto" fo:orphans="0" fo:widows="0" fo:text-indent="0in" style:auto-text-indent="false" fo:break-before="auto" fo:break-after="auto" fo:padding="0in" fo:border="none" fo:keep-with-next="auto"/>
      <style:text-properties fo:font-style="italic" style:font-style-asian="italic"/>
    </style:style>
    <style:style style:name="P7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1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in" fo:margin-right="0in" fo:keep-together="auto" fo:orphans="0" fo:widows="0" fo:text-indent="0.5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1in" fo:margin-right="0in" fo:keep-together="auto" fo:orphans="0" fo:widows="0" fo:text-indent="0.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6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8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11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4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5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1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0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7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3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9">
      <style:paragraph-properties fo:margin-left="0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6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8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4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5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10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7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9">
      <style:paragraph-properties fo:margin-left="1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6">
      <style:paragraph-properties fo:margin-left="1.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keep-together="auto" fo:orphans="0" fo:widows="0" fo:text-indent="0.5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1.5in" fo:margin-right="0in" fo:keep-together="auto" fo:orphans="0" fo:widows="0" fo:text-indent="0.5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2in" fo:margin-right="0in" fo:keep-together="auto" fo:orphans="0" fo:widows="0" fo:text-indent="0.5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2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1.5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Heading_20_1">
      <style:paragraph-properties fo:keep-together="auto" fo:orphans="0" fo:widows="0" fo:break-before="auto" fo:break-after="auto" fo:padding="0in" fo:border="none" fo:keep-with-next="auto"/>
    </style:style>
    <style:style style:name="P37" style:family="paragraph" style:parent-style-name="Heading_20_2">
      <style:paragraph-properties fo:keep-together="auto" fo:orphans="0" fo:widows="0" fo:break-before="auto" fo:break-after="auto" fo:padding="0in" fo:border="none" fo:keep-with-next="auto"/>
    </style:style>
    <style:style style:name="P38" style:family="paragraph" style:parent-style-name="Title">
      <style:paragraph-properties fo:keep-together="auto" fo:orphans="0" fo:widows="0" fo:break-before="auto" fo:break-after="auto" fo:padding="0in" fo:border="none" fo:keep-with-next="auto"/>
    </style:style>
    <style:style style:name="P39" style:family="paragraph" style:parent-style-name="Title" style:master-page-name="Standard">
      <style:paragraph-properties fo:keep-together="auto" fo:orphans="0" fo:widows="0" style:page-number="1" fo:break-before="auto" fo:break-after="auto" fo:padding="0in" fo:border="none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none"/>
    </style:style>
    <style:style style:name="T5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whtnf7s9ugr9"/>SJLJ EH:</text:p>
      <text:p text:style-name="P38"><text:bookmark text:name="_kt1i5vj4xmlf"/>C++ exception handling in PNaCl using setjmp()+longjmp()</text:p>
      <text:p text:style-name="P1"/>
      <text:p text:style-name="P1">Mark Seaborn</text:p>
      <text:p text:style-name="P1">September 2013</text:p>
      <text:p text:style-name="P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ei241de0ltdw" text:style-name="Index_20_Link" text:visited-style-name="Index_20_Link"><text:span text:style-name="T1">Overview</text:span></text:a></text:p>
          <text:p text:style-name="P3"><text:a xlink:type="simple" xlink:href="#_mf2knioime66" text:style-name="Index_20_Link" text:visited-style-name="Index_20_Link"><text:span text:style-name="T1">Example of SJLJ code transformation</text:span></text:a></text:p>
          <text:p text:style-name="P3"><text:a xlink:type="simple" xlink:href="#_m7ahljvfqqu" text:style-name="Index_20_Link" text:visited-style-name="Index_20_Link"><text:span text:style-name="T1">Overview of changes</text:span></text:a></text:p>
          <text:p text:style-name="P3"><text:a xlink:type="simple" xlink:href="#_bprfsbojt74x" text:style-name="Index_20_Link" text:visited-style-name="Index_20_Link"><text:span text:style-name="T1">EH test coverage</text:span></text:a></text:p>
          <text:p text:style-name="P3"><text:a xlink:type="simple" xlink:href="#_gvu2vfoigumv" text:style-name="Index_20_Link" text:visited-style-name="Index_20_Link"><text:span text:style-name="T1">Lowering C++ exception info</text:span></text:a></text:p>
          <text:p text:style-name="P5"><text:a xlink:type="simple" xlink:href="#_xxdthovx8h14" text:style-name="Index_20_Link" text:visited-style-name="Index_20_Link"><text:span text:style-name="T1">Introduction to G++ action lists</text:span></text:a></text:p>
          <text:p text:style-name="P5"><text:a xlink:type="simple" xlink:href="#_b6c8byd6rx0n" text:style-name="Index_20_Link" text:visited-style-name="Index_20_Link"><text:span text:style-name="T1">Why do G++ action lists exist?</text:span></text:a></text:p>
          <text:p text:style-name="P5"><text:a xlink:type="simple" xlink:href="#_slgxt1eaxy2y" text:style-name="Index_20_Link" text:visited-style-name="Index_20_Link"><text:span text:style-name="T1">Lowering G++ action lists</text:span></text:a></text:p>
          <text:p text:style-name="P3"><text:a xlink:type="simple" xlink:href="#_gsnx2b550jt" text:style-name="Index_20_Link" text:visited-style-name="Index_20_Link"><text:span text:style-name="T1">Modifying libsupc++</text:span></text:a></text:p>
          <text:p text:style-name="P3"><text:a xlink:type="simple" xlink:href="#_wh7rbppu46wp" text:style-name="Index_20_Link" text:visited-style-name="Index_20_Link"><text:span text:style-name="T1">Question: <text:s/>Enable EH by default?</text:span></text:a></text:p>
          <text:p text:style-name="P3"><text:a xlink:type="simple" xlink:href="#_yew8jj7mzcbt" text:style-name="Index_20_Link" text:visited-style-name="Index_20_Link"><text:span text:style-name="T1">Possible optimisations</text:span></text:a></text:p>
          <text:p text:style-name="P5"><text:a xlink:type="simple" xlink:href="#_4ffzv6x54df3" text:style-name="Index_20_Link" text:visited-style-name="Index_20_Link"><text:span text:style-name="T1">Reducing the overhead of setjmp()</text:span></text:a></text:p>
          <text:p text:style-name="P5"><text:a xlink:type="simple" xlink:href="#_xdn7avm6xrcs" text:style-name="Index_20_Link" text:visited-style-name="Index_20_Link"><text:span text:style-name="T1">Pexe size: <text:s/>Reducing the size of landingpad code</text:span></text:a></text:p>
          <text:p text:style-name="P3"><text:a xlink:type="simple" xlink:href="#_ct0mjvhvzt7f" text:style-name="Index_20_Link" text:visited-style-name="Index_20_Link"><text:span text:style-name="T1">Appendix A: <text:s/>PNaCl’s current zero-cost EH implementation</text:span></text:a></text:p>
          <text:p text:style-name="P3"><text:soft-page-break/><text:a xlink:type="simple" xlink:href="#_cdri29ifzhww" text:style-name="Index_20_Link" text:visited-style-name="Index_20_Link"><text:span text:style-name="T1">Appendix B: <text:s/>Why not use LLVM’s existing LowerInvoke pass?</text:span></text:a></text:p>
          <text:p text:style-name="P3"><text:a xlink:type="simple" xlink:href="#_al47wp2pi9u3" text:style-name="Index_20_Link" text:visited-style-name="Index_20_Link"><text:span text:style-name="T1">Appendix C: <text:s/>Example LLVM IR for control flow expansion</text:span></text:a></text:p>
        </text:index-body>
      </text:table-of-content>
      <text:p text:style-name="P1"/>
      <text:p text:style-name="P36"><text:bookmark text:name="_ei241de0ltdw"/>Overview</text:p>
      <text:p text:style-name="P1">PNaCl currently does not support C++ exception handling (“<text:span text:style-name="T2">EH</text:span>”) at all for ABI-stable pexes. <text:s/>The PNaCl toolchain supports EH only when doing offline translation to a nexe, in which case it uses <text:span text:style-name="T2">zero-cost EH</text:span>.</text:p>
      <text:p text:style-name="P1"/>
      <text:p text:style-name="P1">In the long term, we want PNaCl to support zero-cost EH for ABI-stable pexes. <text:s/>However, as a stop gap, I propose to implement EH using setjmp()+longjmp (“<text:span text:style-name="T2">SJLJ</text:span>”). <text:s/>SJLJ EH has an overhead at <office:annotation office:name="__Annotation__79_2185038720"><dc:creator>Mark Seaborn</dc:creator><dc:date>2013-10-02T02:45:42</dc:date><text:p><text:span text:style-name="T6">Ocaml's exception handling uses the same basic mechanism as setjmp(), but PNaCl's use of setjmp() would be more expensive, because the PNaCl translator implements setjmp() as a function call, and the setjmp() function saves all callee-saved registers.</text:span></text:p><text:p/><text:p><text:span text:style-name="T6">In principle PNaCl could optimise this (with no ABI change): <text:s/>inline setjmp() and only save the registers we need to save. <text:s/>If the backend were to spill all registers first, it would only need to save the stack pointer and return address.</text:span></text:p><text:p/><text:p><text:span text:style-name="T6">PNaCl's ABI also burns 1024 bytes on each jmp_buf. <text:s/>We could reduce the jmp_buf size to 4 bytes: we could have each llvm.nacl.setjmp() call do an implicit alloca, stash the data there, and save the alloca'd address into the jmp_buf.</text:span></text:p><text:p/><text:p><text:span text:style-name="T6">Such optimisations are probably not worthwhile if SJLJ EH is a stop gap and we want to implement zero-cost EH. <text:s/>They might be worthwhile if we <text:s/>*really* wanted to minimise ABI surface area and only support SJLJ EH.</text:span></text:p></office:annotation><office:annotation office:name="__Annotation__81_2185038720"><dc:creator>Mark Seaborn</dc:creator><dc:date>2013-10-03T18:41:51</dc:date><text:p><text:span text:style-name="T6">I've added a "Possible optimisations" section now.</text:span></text:p></office:annotation><office:annotation office:name="__Annotation__77_2185038720"><dc:creator>Jan Voung</dc:creator><dc:date>2013-10-02T00:39:33</dc:date><text:p><text:span text:style-name="T6">More for completeness, but how does this compare to other non-zero cost mechanisms for exception handling?</text:span></text:p><text:p/><text:p><text:span text:style-name="T6">E.g., Ocaml's http://stackoverflow.com/questions/8564025/ocaml-internals-exceptions</text:span></text:p><text:p/><text:p><text:span text:style-name="T6">It's fast enough that people end up throwing exceptions for semi-likely code paths.</text:span></text:p></office:annotation>runtime<office:annotation-end office:name="__Annotation__77_2185038720"/><office:annotation-end office:name="__Annotation__79_2185038720"/><office:annotation-end office:name="__Annotation__81_2185038720"/>, but it will be quick to implement, and since it won’t require ABI changes (because PNaCl already provides setjmp()+longjmp()), it will allow EH-using pexes to run in Chrome M31.</text:p>
      <text:p text:style-name="P1"><office:annotation office:name="__Annotation__101_2185038720"><dc:creator>Mark Seaborn</dc:creator><dc:date>2013-10-01T17:01:51</dc:date><text:p><text:span text:style-name="T6">Emscripten has equivalents of PNaCl's ABI simplification passes that are implemented in Javascript (!). <text:s/>Emscripten has a reader for LLVM bitcode (also implemented in Javascript), which Alon updates on every LLVM release to match LLVM's latest bitcode format.</text:span></text:p><text:p/><text:p><text:span text:style-name="T6">An intern at Mozilla was experimenting with generating asm.js from PNaCl IR instead. <text:s/>I think that would be easier to maintain, and faster. <text:s/>It's conceivable they might switch to that eventually.</text:span></text:p></office:annotation><office:annotation office:name="__Annotation__99_2185038720"><dc:creator>JF Bastien</dc:creator><dc:date>2013-10-01T16:28:57</dc:date><text:p><text:span text:style-name="T6">Could Emscripten en up using our implementation (and what do they do right now)?</text:span></text:p></office:annotation><office:annotation office:name="__Annotation__97_2185038720"><dc:creator>Mark Seaborn</dc:creator><dc:date>2013-10-01T16:12:28</dc:date><text:p><text:span text:style-name="T6">On upstreamability (your first question): <text:s/>the PNaClLowerInvoke pass will be as upstreamable as any of PNaCl's ABI simplification passes.</text:span></text:p><text:p/><text:p><text:span text:style-name="T6">Which is to say: not currently upstreamable. <text:s/>We can present the ABI simplifications as a whole to the LLVM project, and propose upstreaming them. <text:s/>Maybe they will be interested in having them to support PNaCl and Emscripten.</text:span></text:p></office:annotation><office:annotation office:name="__Annotation__95_2185038720"><dc:creator>Mark Seaborn</dc:creator><dc:date>2013-10-01T16:08:19</dc:date><text:p><text:span text:style-name="T6">Hmm, I didn't realise Clang had any code relating to SJLJ. <text:s/>Well, Clang's </text:span></text:p><text:p><text:span text:style-name="T6">"-fsjlj-exceptions" basically just changes the name of the personality function that it uses for landingpads.</text:span></text:p><text:p/><text:p><text:span text:style-name="T6">Clang's references to "_Unwind_SjLj_*" functions are just dead code.</text:span></text:p></office:annotation><office:annotation office:name="__Annotation__93_2185038720"><dc:creator>JF Bastien</dc:creator><dc:date>2013-09-30T18:21:15</dc:date><text:p><text:span text:style-name="T6">Specifically, how this interacts with Clang's Exceptions, CXXExceptions, SjLjExceptions internal flags (and -fno-exceptions, -fsjlj-exceptions).</text:span></text:p></office:annotation><office:annotation office:name="__Annotation__91_2185038720"><dc:creator>JF Bastien</dc:creator><dc:date>2013-09-30T18:06:48</dc:date><text:p><text:span text:style-name="T6">Can you also discuss the upstreamability of this to LLVM?</text:span></text:p></office:annotation></text:p>
      <text:p text:style-name="P1">Some of the work involved in implementing SJLJ EH will be reused for implementing ABI-stable zero-cost EH, so implementing this stop-gap solution won’t be wasted work.<office:annotation-end office:name="__Annotation__91_2185038720"/><office:annotation-end office:name="__Annotation__93_2185038720"/><office:annotation-end office:name="__Annotation__95_2185038720"/><office:annotation-end office:name="__Annotation__97_2185038720"/><office:annotation-end office:name="__Annotation__99_2185038720"/><office:annotation-end office:name="__Annotation__101_2185038720"/></text:p>
      <text:p text:style-name="P1"/>
      <text:p text:style-name="P5"><text:span text:style-name="T3">Background:</text:span> <text:s/>“Zero-cost EH” means that enabling EH isn’t supposed to incur any run time costs on a program until it throws a C++ exception. <text:s/>In particular, there isn’t supposed to be any run time overhead for entering and leaving a “try” block, or for calling a function that might throw an exception, because the compiler doesn’t generate any extra code that runs on the non-exceptional code path. <text:s/>The only overhead is an increase in executable size, because the compiler will add extra data tables and code for handling exceptional cases.</text:p>
      <text:p text:style-name="P1"/>
      <text:p text:style-name="P36"><text:bookmark text:name="_mf2knioime66"/>Example of SJLJ code transformation</text:p>
      <text:p text:style-name="P1"><office:annotation office:name="__Annotation__114_2185038720"><dc:creator>Mark Seaborn</dc:creator><dc:date>2013-10-14T20:34:01</dc:date><text:p><text:span text:style-name="T6">Done. <text:s/>Added as Appendix C to avoid disrupting the flow, because LLVM assembly is verbose.</text:span></text:p></office:annotation><office:annotation office:name="__Annotation__112_2185038720"><dc:creator>David Sehr</dc:creator><dc:date>2013-10-14T19:57:20</dc:date><text:p><text:span text:style-name="T6">You have an example here. <text:s/>Please give us the llvm bitcode with landingpads, etc.</text:span></text:p></office:annotation>Consider the following C++ fragment<office:annotation-end office:name="__Annotation__112_2185038720"/><office:annotation-end office:name="__Annotation__114_2185038720"/>:</text:p>
      <text:p text:style-name="P1"/>
      <text:p text:style-name="P5">int catcher_func() {</text:p>
      <text:p text:style-name="P5"><text:tab/>try {</text:p>
      <text:p text:style-name="P5"><text:tab/><text:tab/>int result = external_func();</text:p>
      <text:p text:style-name="P5"><text:tab/><text:tab/>return result + 100;</text:p>
      <text:p text:style-name="P5"><text:tab/>} catch (MyException &amp;exc) {</text:p>
      <text:p text:style-name="P5"><text:tab/><text:tab/>return exc.value + 200;</text:p>
      <text:p text:style-name="P7"><text:soft-page-break/><text:tab/><text:tab/>}</text:p>
      <text:p text:style-name="P7"><text:tab/>}</text:p>
      <text:p text:style-name="P7"/>
      <text:p text:style-name="P7">(See <text:a xlink:type="simple" xlink:href="#_al47wp2pi9u3" text:style-name="ListLabel_20_100" text:visited-style-name="ListLabel_20_100"><text:span text:style-name="T1">Appendix C</text:span></text:a> for the concrete LLVM that Clang compiles this to.)</text:p>
      <text:p text:style-name="P7"/>
      <text:p text:style-name="P7">I will add a <office:annotation office:name="__Annotation__144_2185038720"><dc:creator>Eli Bendersky</dc:creator><dc:date>2013-10-03T18:22:41</dc:date><text:p><text:span text:style-name="T6">shouldn't the name of the pass at least mention SJLJ? I assume that eventually we'll have both a pass for SJLJ and for zero-cost?</text:span></text:p></office:annotation><office:annotation office:name="__Annotation__146_2185038720"><dc:creator>Mark Seaborn</dc:creator><dc:date>2013-10-14T20:13:39</dc:date><text:p><text:span text:style-name="T6">In the code, I've called it "PNaClSjLjEH".</text:span></text:p><text:p/><text:p><text:span text:style-name="T6">"LowerInvoke" seemed too specific because the pass expands more than "invoke". <text:s/>It expands "resume" and llvm.eh.typeid.for().</text:span></text:p></office:annotation>PNaClLowerInvoke<office:annotation-end office:name="__Annotation__144_2185038720"/><office:annotation-end office:name="__Annotation__146_2185038720"/> IR pass which will convert this to the following SJLJ-using pseudo-code. <text:s/>Note that u<office:annotation office:name="__Annotation__154_2185038720"><dc:creator>Eli Bendersky</dc:creator><dc:date>2013-10-03T18:21:58</dc:date><text:p><text:span text:style-name="T6">You can also format code snippets in fixed font which makes them easier to read</text:span></text:p></office:annotation>nchanged code is in <text:span text:style-name="T2">bold</text:span><office:annotation-end office:name="__Annotation__154_2185038720"/>:</text:p>
      <text:p text:style-name="P7"/>
      <text:p text:style-name="P5">struct ExceptionFrame {</text:p>
      <text:p text:style-name="P5"><text:tab/>jmp_buf jmpbuf; <text:s/><text:span text:style-name="T3">// Context for returning to catch block</text:span></text:p>
      <text:p text:style-name="P5"><text:tab/>struct ExceptionFrame *next; <text:span text:style-name="T3">// Next frame in linked list</text:span></text:p>
      <text:p text:style-name="P5"><text:tab/>void *action_list; <text:s/><text:span text:style-name="T3">// Pointer to action list</text:span></text:p>
      <text:p text:style-name="P6"/>
      <text:p text:style-name="P8"><text:span text:style-name="T3">// Data returned to the catch block:</text:span></text:p>
      <text:p text:style-name="P9">void *exception;</text:p>
      <text:p text:style-name="P5">};</text:p>
      <text:p text:style-name="P5"/>
      <text:p text:style-name="P5">__thread struct ExceptionFrame *__pnacl_eh_stack; <text:s/><text:span text:style-name="T3">// Thread-local exception stat</text:span>e</text:p>
      <text:p text:style-name="P5"/>
      <text:p text:style-name="P5"><text:span text:style-name="T3">// RTTI for C++ exception. <text:s/>Generated by Clang.</text:span></text:p>
      <text:p text:style-name="P5">const std::type_info typeinfo_for_MyException = { … };</text:p>
      <text:p text:style-name="P5"/>
      <text:p text:style-name="P5"><text:soft-page-break/><text:span text:style-name="T3">// Description of what the landingpad (catch block) wants to handle.</text:span></text:p>
      <text:p text:style-name="P5"><text:span text:style-name="T3">// Generated by PNaClLowerInvoke.</text:span></text:p>
      <text:p text:style-name="P5">const char action_list_for_landingpad1[] = { … &amp;typeinfo_for_MyException … };</text:p>
      <text:p text:style-name="P5"/>
      <text:p text:style-name="P5">int catcher_func() {</text:p>
      <text:p text:style-name="P5"><text:tab/>struct ExceptionFrame frame;</text:p>
      <text:p text:style-name="P5"><text:tab/>int result;</text:p>
      <text:p text:style-name="P5"><text:tab/>if (!setjmp(&amp;frame.jmpbuf)) { <text:s/><text:span text:style-name="T3">// Save context</text:span></text:p>
      <text:p text:style-name="P9"><text:tab/>frame.next = __pnacl_eh_stack;</text:p>
      <text:p text:style-name="P9"><text:tab/>frame.action_list = &amp;action_list_for_landingpad1;</text:p>
      <text:p text:style-name="P5"><text:tab/><text:tab/>__pnacl_eh_stack = &amp;frame; <text:s/><text:span text:style-name="T3">// Add frame to stack</text:span></text:p>
      <text:p text:style-name="P5"><text:span text:style-name="T2"><text:tab/><text:tab/>result = external_func();</text:span></text:p>
      <text:p text:style-name="P5"><text:tab/><text:tab/>__pnacl_eh_stack = frame.next; <text:s/><text:span text:style-name="T3">// Remove frame from stack</text:span></text:p>
      <text:p text:style-name="P5"><text:tab/>} else {</text:p>
      <text:p text:style-name="P5"><text:span text:style-name="T3"><text:tab/><text:tab/>// Handle exception.</text:span></text:p>
      <text:p text:style-name="P5"><text:span text:style-name="T3"><text:tab/><text:tab/>// This is a simplification. <text:s/>Real code would call __cxa_begin_catch()</text:span></text:p>
      <text:p text:style-name="P10"><text:span text:style-name="T3">// to extract the thrown object.</text:span></text:p>
      <text:p text:style-name="P5"><text:tab/><text:tab/>MyException &amp;exc = *(MyException *) frame.exception;</text:p>
      <text:p text:style-name="P5"><text:span text:style-name="T2"><text:tab/><text:tab/>return exc.value + 200;</text:span></text:p>
      <text:p text:style-name="P5"><text:tab/>}</text:p>
      <text:p text:style-name="P5"><text:span text:style-name="T2"><text:tab/>return result + 100;</text:span></text:p>
      <text:p text:style-name="P5"><text:soft-page-break/>}</text:p>
      <text:p text:style-name="P1"/>
      <text:p text:style-name="P36"><text:bookmark text:name="_m7ahljvfqqu"/>Overview of changes</text:p>
      <text:p text:style-name="P1">Implementing SJLJ EH support will involve the following changes:</text:p>
      <text:p text:style-name="P1"/>
      <text:list xml:id="list3236622824" text:style-name="WWNum6">
        <text:list-item>
          <text:p text:style-name="P11">Add a “PNaClLowerInvoke” IR pass. <text:s/>This pass will do two things:</text:p>
          <text:list>
            <text:list-item>
              <text:p text:style-name="P22"><text:span text:style-name="T2">Lower control flow:</text:span> <text:s/>Expand each “invoke” instruction to a code sequence that pushes an exception frame into a thread-local stack and saves the current execution state using setjmp().</text:p>
              <text:list>
                <text:list-item>
                  <text:p text:style-name="P30">See example above.</text:p>
                </text:list-item>
              </text:list>
            </text:list-item>
            <text:list-item>
              <text:p text:style-name="P22"><text:span text:style-name="T2">Lower C++ exception info:</text:span> <text:s/>Encode the action list in the “landingpad” instruction as data in the pexe’s data segment. <text:s/>This data will be interpreted by user code in the pexe, so its format will not be part of PNaCl’s stable ABI.</text:p>
              <text:list>
                <text:list-item>
                  <text:p text:style-name="P30">See below.</text:p>
                </text:list-item>
                <text:list-item>
                  <text:p text:style-name="P30"><office:annotation office:name="__Annotation__245_2185038720"><dc:creator>Mark Seaborn</dc:creator><dc:date>2013-10-01T16:44:32</dc:date><text:p><text:span text:style-name="T6">Zero-cost EH uses some unwind info (.eh_frame) and exception info (.gcc_except_table) that's just data in the nexe's data segment, interpreted by untrusted code.</text:span></text:p><text:p/><text:p><text:span text:style-name="T6">For PNaCl-ABI-stable zero-cost EH, we will need to provide some PNaCl system code to interpret the (arch-specific) unwind tables, but this will just be untrusted code that's linked in by the translator.</text:span></text:p></office:annotation><office:annotation office:name="__Annotation__243_2185038720"><dc:creator>JF Bastien</dc:creator><dc:date>2013-10-01T16:30:07</dc:date><text:p><text:span text:style-name="T6">Won't it need to read some debug info generated by LLVM to know where stack frames are? Or will all of the stack walking code be untrusted code that's side-loaded?</text:span></text:p></office:annotation><office:annotation office:name="__Annotation__241_2185038720"><dc:creator>Mark Seaborn</dc:creator><dc:date>2013-10-01T16:15:01</dc:date><text:p><text:span text:style-name="T6">No, trusted code is not involved in implementing zero-cost EH.</text:span></text:p></office:annotation><office:annotation office:name="__Annotation__239_2185038720"><dc:creator>JF Bastien</dc:creator><dc:date>2013-09-30T18:11:27</dc:date><text:p><text:span text:style-name="T6">Once zero-cost EH uses this information it'll mean that trusted code will be reading user data. I think that this will be a critical part of the zero-cost EH design (potentially trying to move some of this logic to untrusted code). It may be worth mentioning this here: implement SJLJ while considering how this may be used later in a security-sensitive context.</text:span></text:p><text:p/><text:p><text:span text:style-name="T6">Of course the SJLJ stuff is all untrusted for now so you can change the internal encoding without breaking any ABI :-)</text:span></text:p></office:annotation>This part will be reused when we implement ABI-stable zero-cost EH support.<office:annotation-end office:name="__Annotation__239_2185038720"/><office:annotation-end office:name="__Annotation__241_2185038720"/><office:annotation-end office:name="__Annotation__243_2185038720"/><office:annotation-end office:name="__Annotation__245_2185038720"/></text:p>
                </text:list-item>
              </text:list>
            </text:list-item>
          </text:list>
        </text:list-item>
      </text:list>
      <text:p text:style-name="P7"/>
      <text:list xml:id="list64050642818880" text:continue-numbering="true" text:style-name="WWNum6">
        <text:list-item>
          <text:p text:style-name="P11">Change the C++ library (or libraries) to use SJLJ.</text:p>
          <text:list>
            <text:list-item>
              <text:p text:style-name="P22"><office:annotation office:name="__Annotation__253_2185038720"><dc:creator>Mark Seaborn</dc:creator><dc:date>2013-10-01T16:53:25</dc:date><text:p><text:span text:style-name="T6">We'll have to cover libcxxabi eventually, so the question is whether to do libsupc++ first or at all.</text:span></text:p><text:p/><text:p><text:span text:style-name="T6">I'm happy to cover both libsupc++ and libcxxabi.</text:span></text:p><text:p/><text:p><text:span text:style-name="T6">I've started off with modifying libsupc++ because it's the PNaCl toolchain current default, and I know that GCC's EH torture tests pass with it (or at least, a large subset pass). <text:s/>I think it makes sense to commit this version first.</text:span></text:p><text:p/><text:p><text:span text:style-name="T6">I expect libcxxabi will be *very* similar to libsupc++, given the interface it's implementing (and the _Unwind_* interface it uses). <text:s/>So I expect the work will carry across to libcxxabi easily.</text:span></text:p></office:annotation><office:annotation office:name="__Annotation__251_2185038720"><dc:creator>JF Bastien</dc:creator><dc:date>2013-09-30T18:12:30</dc:date><text:p><text:span text:style-name="T6">Can we definitely agree on libc++/libc++abi? It would be nice to reduce the amount of work.</text:span></text:p></office:annotation>This will involve changing GNU libsupc++ (bundled with GNU libstdc++), or LLVM’s equivalent, libcxxabi (used with LLVM’s libc++).<office:annotation-end office:name="__Annotation__251_2185038720"/><office:annotation-end office:name="__Annotation__253_2185038720"/></text:p>
            </text:list-item>
            <text:list-item>
              <text:p text:style-name="P22">I’ll add a user-code implementation of _Unwind_RaiseException() which searches __pnacl_eh_stack for a matching handler. <text:s/>This function will contain functionality which is currently implemented in the C++ personality function.</text:p>
            </text:list-item>
          </text:list>
        </text:list-item>
      </text:list>
      <text:p text:style-name="P7"/>
      <text:list xml:id="list64050455279482" text:continue-numbering="true" text:style-name="WWNum6">
        <text:list-item>
          <text:p text:style-name="P11">Minor tweak to pnacl-ld.py to expose EH-related symbols.</text:p>
          <text:list>
            <text:list-item>
              <text:p text:style-name="P22">The list BCLD_ALLOW_UNRESOLVED currently contains symbols such as “memcpy” which ABI simplification passes operate on. <text:s/>We’ll need to add “__pnacl_eh_stack” to this list so that PNaClLowerInvoke can use the definition provided by<office:annotation office:name="__Annotation__260_2185038720"><dc:creator>JF Bastien</dc:creator><dc:date>2013-09-30T18:13:11</dc:date><text:p><text:span text:style-name="T6">Or libc++abi.</text:span></text:p></office:annotation> libsupc++<office:annotation-end office:name="__Annotation__260_2185038720"/>.</text:p>
            </text:list-item>
          </text:list>
        </text:list-item>
      </text:list>
      <text:p text:style-name="P7"/>
      <text:list xml:id="list64048708320066" text:continue-numbering="true" text:style-name="WWNum6">
        <text:list-item>
          <text:p text:style-name="P11">Add the option “<office:annotation office:name="__Annotation__267_2185038720"><dc:creator>JF Bastien</dc:creator><dc:date>2013-09-30T18:22:13</dc:date><text:p><text:span text:style-name="T6">Could we use the same flags as clang (-[no-]fexceptions, -fsjlj-exceptions)?</text:span></text:p><text:p/><text:p><text:span text:style-name="T6">(I see you address -fno-exceptions below)</text:span></text:p></office:annotation><office:annotation office:name="__Annotation__269_2185038720"><dc:creator>Mark Seaborn</dc:creator><dc:date>2013-10-01T17:59:50</dc:date><text:p><text:span text:style-name="T6">Maybe. <text:s/>I wonder if that might cause problems when build scripts pass common options to pnacl-clang when compiling and when linking.</text:span></text:p><text:p/><text:p><text:span text:style-name="T6">It might be convenient to blur the distinction between compile and link options, or it might be clearer to separate them.</text:span></text:p></office:annotation>--exception-handling={none|zerocost|sjlj}<office:annotation-end office:name="__Annotation__267_2185038720"/><office:annotation-end office:name="__Annotation__269_2185038720"/>” to pnacl-clang.</text:p>
          <text:list>
            <text:list-item>
              <text:p text:style-name="P22">Deprecate or remove “--pnacl-enable-exception-handling”.</text:p>
            </text:list-item>
            <text:list-item>
              <text:p text:style-name="P22"><text:soft-page-break/>We want to keep the option of “--exception-handling=zerocost” so that developers who’re currently using zero-cost EH with offline translation (e.g. QuickOffice) can continue to do so without getting a performance regression from switching to SJLJ EH.</text:p>
            </text:list-item>
            <text:list-item>
              <text:p text:style-name="P22">We’d like to keep the option of “--exception-handling=none” (which is the current behaviour) so that developers can strip all C++ EH from their pexes to reduce the pexe size if they know they’re not relying on EH. <text:s/>This is different from using “-fno-exceptions”:</text:p>
              <text:list>
                <text:list-item>
                  <text:p text:style-name="P30">It works at link time, whereas “-fno-exceptions” is a compile-time option.</text:p>
                </text:list-item>
                <text:list-item>
                  <text:p text:style-name="P30">It can strip EH code paths from toolchain libraries too (e.g. from libstdc++) without recompiling them.</text:p>
                </text:list-item>
                <text:list-item>
                  <text:p text:style-name="P30">It doesn’t give an error when using “try” or “throw” in C++ source, whereas “-fno-exceptions” does.</text:p>
                </text:list-item>
              </text:list>
            </text:list-item>
          </text:list>
        </text:list-item>
      </text:list>
      <text:p text:style-name="P7"/>
      <text:list xml:id="list64048840921703" text:continue-numbering="true" text:style-name="WWNum6">
        <text:list-item>
          <text:p text:style-name="P11">Improve test coverage of EH on the PNaCl bots. <text:s/>See below.</text:p>
        </text:list-item>
      </text:list>
      <text:p text:style-name="P1"/>
      <text:p text:style-name="P36"><text:bookmark text:name="_bprfsbojt74x"/>EH test coverage</text:p>
      <text:p text:style-name="P1">I’m currently testing the SJLJ EH implementation against two sets of tests:</text:p>
      <text:p text:style-name="P1"/>
      <text:list xml:id="list2500383955" text:style-name="WWNum8">
        <text:list-item>
          <text:p text:style-name="P12">Targeted EH tests I’ve written myself. <text:s/>I plan to add these to the NaCl Scons build.</text:p>
        </text:list-item>
        <text:list-item>
          <text:p text:style-name="P12"><office:annotation office:name="__Annotation__290_2185038720"><dc:creator>Mark Seaborn</dc:creator><dc:date>2013-10-03T01:01:12</dc:date><text:p><text:span text:style-name="T6">Good question. <text:s/>I should check.</text:span></text:p></office:annotation><office:annotation office:name="__Annotation__288_2185038720"><dc:creator>Jan Voung</dc:creator><dc:date>2013-10-03T00:49:28</dc:date><text:p><text:span text:style-name="T6">Are there any new tests in gcc 4.8's tests vs our current version of the tests (4.6.1)?</text:span></text:p></office:annotation>GCC’s<office:annotation-end office:name="__Annotation__288_2185038720"/><office:annotation-end office:name="__Annotation__290_2185038720"/> torture tests (from gcc/testsuite/g++.dg/eh).</text:p>
          <text:list>
            <text:list-item>
              <text:p text:style-name="P23">PNaCl currently runs a subset of these on the PNaCl toolchain bots. <text:s/>Unfortunately, PNaCl runs only 38 out of 106 tests: <text:s/>the rest specify special test runner options via DejaGNU comments (of the form “// { dg… }”) and don’t work under PNaCl’s simple torture test runner.</text:p>
            </text:list-item>
          </text:list>
        </text:list-item>
      </text:list>
      <text:p text:style-name="P1"/>
      <text:p text:style-name="P1">I also intend to <office:annotation office:name="__Annotation__297_2185038720"><dc:creator>Jan Voung</dc:creator><dc:date>2013-10-03T21:05:48</dc:date><text:p><text:span text:style-name="T6">How's the STLPort eh test suite (top google hit for "eh test suite")</text:span></text:p></office:annotation>try<office:annotation-end office:name="__Annotation__297_2185038720"/> running the EH-related tests in:</text:p>
      <text:list xml:id="list848069716" text:style-name="WWNum11">
        <text:list-item>
          <text:p text:style-name="P13">libc++</text:p>
        </text:list-item>
        <text:list-item>
          <text:p text:style-name="P13">libcxxabi</text:p>
        </text:list-item>
      </text:list>
      <text:p text:style-name="P1"/>
      <text:p text:style-name="P1">Eli pointed me to this proprietary C++ conformance test suite: <text:s/><text:a xlink:type="simple" xlink:href="http://www.peren.com/pages/cppvs_set.htm" text:style-name="ListLabel_20_100" text:visited-style-name="ListLabel_20_100"><text:span text:style-name="T1">http://www.peren.com/pages/cppvs_set.htm</text:span></text:a>. <text:s/>However, it’s probably not worth the hassle to use a proprietary test suite.</text:p>
      <text:p text:style-name="P1"/>
      <text:p text:style-name="P36"><text:bookmark text:name="_gvu2vfoigumv"/><text:soft-page-break/>Lowering C++ exception info</text:p>
      <text:p text:style-name="P37"><text:bookmark text:name="_xxdthovx8h14"/>Introduction to G++ action lists</text:p>
      <text:p text:style-name="P1">In LLVM IR, a function call which may catch and handle a C++ exception is represented using an “invoke”+“landingpad” instruction pair. <text:s/>For example:</text:p>
      <text:p text:style-name="P1"/>
      <text:p text:style-name="P1"><text:tab/>define void foo() {</text:p>
      <text:p text:style-name="P9">invoke void @external_func() to label %cont unwind label %lpad</text:p>
      <text:p text:style-name="P31">cont:</text:p>
      <text:p text:style-name="P9"><text:span text:style-name="T3">; Non-exceptional code path...</text:span></text:p>
      <text:p text:style-name="P31">lpad:</text:p>
      <text:p text:style-name="P9">%lp_result = landingpad { i8*, i32 } personality … <text:span text:style-name="T2">&lt;action list&gt;</text:span></text:p>
      <text:p text:style-name="P9"><text:span text:style-name="T3">; Exception-handling code path…</text:span></text:p>
      <text:p text:style-name="P31">}<text:line-break/></text:p>
      <text:p text:style-name="P7"><text:span text:style-name="T2">&lt;action list&gt;</text:span> is a list of clauses specifying which C++ exception types the landingpad handles. <text:s/>The exception being thrown is tested against each action clause in turn. <text:s/>Each clause is one of the following:</text:p>
      <text:p text:style-name="P7"/>
      <text:list xml:id="list3035659484" text:style-name="WWNum4">
        <text:list-item>
          <text:p text:style-name="P14"><text:span text:style-name="T2">catch i8* @ExcType</text:span></text:p>
          <text:list>
            <text:list-item>
              <text:p text:style-name="P24">This means that the landingpad should be entered if the C++ exception being thrown has the type @ExcType (or a subtype of @ExcType). <text:s/>@ExcType is a pointer to the std::type_info (RTTI) for the C++ exception type.</text:p>
            </text:list-item>
            <text:list-item>
              <text:p text:style-name="P24">This is generated from a “catch” block in the C++ source.</text:p>
            </text:list-item>
          </text:list>
        </text:list-item>
      </text:list>
      <text:p text:style-name="P7"/>
      <text:list xml:id="list64050148044871" text:continue-numbering="true" text:style-name="WWNum4">
        <text:list-item>
          <text:p text:style-name="P14"><text:span text:style-name="T2">filter [i8* @ExcType1, …, i8* @ExcTypeN]</text:span></text:p>
          <text:list>
            <text:list-item>
              <text:p text:style-name="P24">This means that the landingpad should be entered if the C++ exception <text:span text:style-name="T3">doesn’t</text:span> match any of the types in the list.</text:p>
            </text:list-item>
            <text:list-item>
              <text:p text:style-name="P24">Note that this inverts the meaning of “catch”, which is why it takes a list of C++ types rather than a single type.</text:p>
            </text:list-item>
            <text:list-item>
              <text:p text:style-name="P24"><text:soft-page-break/><office:annotation office:name="__Annotation__349_2185038720"><dc:creator>JF Bastien</dc:creator><dc:date>2013-09-30T18:29:34</dc:date><text:p><text:span text:style-name="T6">Is this the only use? Exception specifications are generally discouraged, and I think noexcept is the only use people actually make of them, so it may be possible to nuke filters altogether by removing support for exception specifications.</text:span></text:p></office:annotation><office:annotation office:name="__Annotation__351_2185038720"><dc:creator>Mark Seaborn</dc:creator><dc:date>2013-10-01T16:20:12</dc:date><text:p><text:span text:style-name="T6">Well, using C++ exceptions is somewhat discouraged too!</text:span></text:p><text:p/><text:p><text:span text:style-name="T6">Discouraged or not, exception specs are part of the C++ language. <text:s/>They're not too hard to implement. <text:s/>I think it will be better just to implement them than to have documentation saying "we support C++, except for these features...".</text:span></text:p></office:annotation><office:annotation office:name="__Annotation__353_2185038720"><dc:creator>JF Bastien</dc:creator><dc:date>2013-10-01T16:28:00</dc:date><text:p><text:span text:style-name="T6">Eh, I thought you'd jump on the opportunity to prune the ABI.</text:span></text:p><text:p/><text:p><text:span text:style-name="T6">Exceptions aren't really discouraged anymore now that there are good implementations of zero-cost.</text:span></text:p><text:p/><text:p><text:span text:style-name="T6">For more on why exception specifications are *actually* bad (versus maybe you shouldn't use them):</text:span></text:p><text:p><text:span text:style-name="T6">http://www.gotw.ca/publications/mill22.htm</text:span></text:p></office:annotation><office:annotation office:name="__Annotation__355_2185038720"><dc:creator>Mark Seaborn</dc:creator><dc:date>2013-10-01T18:46:48</dc:date><text:p><text:span text:style-name="T6">This isn't going to be part of PNaCl's stable ABI.</text:span></text:p><text:p/><text:p><text:span text:style-name="T6">SJLJ EH doesn't require any changes to PNaCl's stable ABI at all.</text:span></text:p><text:p/><text:p><text:span text:style-name="T6">Zero-cost EH will require some changes, but "filter" clauses won't be part of the PNaCl ABI -- they will be handled in user code.</text:span></text:p></office:annotation><office:annotation office:name="__Annotation__357_2185038720"><dc:creator>JF Bastien</dc:creator><dc:date>2013-10-01T20:29:49</dc:date><text:p><text:span text:style-name="T6">Sure, but doesn't supporting them with SJLJ force us to later support them in the zero-cost EH implementation? If so then it effectively *is* putting exception specifications in our stable ABI.</text:span></text:p></office:annotation><office:annotation office:name="__Annotation__359_2185038720"><dc:creator>Mark Seaborn</dc:creator><dc:date>2013-10-01T21:03:54</dc:date><text:p><text:span text:style-name="T6">That's not what "stable ABI" means for PNaCl. <text:s/>"Stable ABI" only means that an ABI-stable pexe will continue working indefinitely.</text:span></text:p><text:p/><text:p><text:span text:style-name="T6">We could drop features from the NaCl SDK without breaking the stable ABI, although I'm not proposing to do either.</text:span></text:p><text:p/><text:p><text:span text:style-name="T6">I don't think C++ exception specifications are any harder to implement for zero-cost EH than for SJLJ EH.</text:span></text:p></office:annotation><office:annotation office:name="__Annotation__361_2185038720"><dc:creator>JF Bastien</dc:creator><dc:date>2013-10-01T21:17:18</dc:date><text:p><text:span text:style-name="T6">Sure, I'm talking about the stable API (an app can be recompiled with EH support and still work) influencing the stable ABI that zero-cost EH will introduce.</text:span></text:p><text:p/><text:p><text:span text:style-name="T6">It's not about difficulty of implementations, it's about not supporting what we don't need to.</text:span></text:p></office:annotation><office:annotation office:name="__Annotation__363_2185038720"><dc:creator>Eli Bendersky</dc:creator><dc:date>2013-10-03T18:33:36</dc:date><text:p><text:span text:style-name="T6">ISTM that if we implement exception handling, we implement all of it. If it's in c++11 and we implement c++11, it should be in.</text:span></text:p></office:annotation>This is used to implement <text:span text:style-name="T2">C++ exception specifications</text:span>, such as:</text:p>
            </text:list-item>
          </text:list>
        </text:list-item>
      </text:list>
      <text:p text:style-name="P8"><text:tab/>void foo() throw(ExcType1, …, ExcTypeN) { bar(); }<office:annotation-end office:name="__Annotation__349_2185038720"/><office:annotation-end office:name="__Annotation__351_2185038720"/><office:annotation-end office:name="__Annotation__353_2185038720"/><office:annotation-end office:name="__Annotation__355_2185038720"/><office:annotation-end office:name="__Annotation__357_2185038720"/><office:annotation-end office:name="__Annotation__359_2185038720"/><office:annotation-end office:name="__Annotation__361_2185038720"/><office:annotation-end office:name="__Annotation__363_2185038720"/></text:p>
      <text:p text:style-name="P8">When Clang compiles foo(), the call to bar() will be generates as an “invoke” with the filter above, unless Clang knows that bar() doesn’t throw.</text:p>
      <text:p text:style-name="P1"/>
      <text:list xml:id="list2972210568" text:style-name="WWNum5">
        <text:list-item>
          <text:p text:style-name="P15"><text:span text:style-name="T2">cleanup</text:span></text:p>
          <text:list>
            <text:list-item>
              <text:p text:style-name="P25">This means that the landingpad should always be entered.</text:p>
            </text:list-item>
            <text:list-item>
              <text:p text:style-name="P25">This is used for calling objects’ destructors.</text:p>
            </text:list-item>
            <text:list-item>
              <text:p text:style-name="P25">This can only appear at the start of the action list.</text:p>
            </text:list-item>
          </text:list>
        </text:list-item>
      </text:list>
      <text:p text:style-name="P1"/>
      <text:p text:style-name="P1">Without optimisation, the action lists that Clang generates are fairly simple: <text:s/>There’s at most one “filter” clause, and, if present, it’s at the end of the list, because C++ exception specifications only apply to whole functions.</text:p>
      <text:p text:style-name="P1"/>
      <text:p text:style-name="P1">With optimisation, functions can be inlined. <text:s/>This causes action lists to be concatenated together, so “catch” and “filter” clauses can be interleaved.</text:p>
      <text:p text:style-name="P37"><text:bookmark text:name="_b6c8byd6rx0n"/>Why do G++ action lists exist?</text:p>
      <text:p text:style-name="P1">The reason for encoding C++ exception types in an action list appears to be to reduce the size of the compiler-generated code.</text:p>
      <text:p text:style-name="P1"/>
      <text:p text:style-name="P1">For example, consider a function with an exception spec and a catch block:</text:p>
      <text:p text:style-name="P1"/>
      <text:p text:style-name="P1"><text:tab/>void foo() throw (Exc1, Exc2, Exc3) {</text:p>
      <text:p text:style-name="P1"><text:tab/><text:tab/>try {</text:p>
      <text:p text:style-name="P1"><text:tab/><text:tab/><text:tab/>external_func();</text:p>
      <text:p text:style-name="P1"><text:tab/><text:tab/>} catch (MyException &amp;exc) {</text:p>
      <text:p text:style-name="P1"><text:soft-page-break/><text:tab/><text:tab/><text:tab/>my_handler();</text:p>
      <text:p text:style-name="P1"><text:tab/><text:tab/>}</text:p>
      <text:p text:style-name="P1"><text:tab/>}</text:p>
      <text:p text:style-name="P1"/>
      <text:p text:style-name="P1">Suppose we didn’t have action lists, and the landingpad code were always entered when handling an exception. <text:s/>The landingpad for the call to external_func() would have to do a number of calls to a __cxa_*() (libsupc++-provided) function to check the exception type:</text:p>
      <text:p text:style-name="P1"/>
      <text:p text:style-name="P1"><text:tab/>lpad:</text:p>
      <text:p text:style-name="P9">std::type_info *exc_type, void *exception = landingpad;</text:p>
      <text:p text:style-name="P1"><text:tab/><text:tab/>if (__cxa_is_subtype(exc_type, &amp;__typeid_for_MyException)) {</text:p>
      <text:p text:style-name="P1"><text:tab/><text:tab/><text:tab/>my_handler();</text:p>
      <text:p text:style-name="P1"><text:tab/><text:tab/>} else if (!__cxa_is_subtype(exc_type, &amp;__typeid_for_Exc1) &amp;&amp;</text:p>
      <text:p text:style-name="P1"><text:tab/><text:tab/><text:tab/> <text:s text:c="2"/>!__cxa_is_subtype(exc_type, &amp;__typeid_for_Exc2) &amp;&amp;</text:p>
      <text:p text:style-name="P10"><text:s text:c="3"/>!__cxa_is_subtype(exc_type, &amp;__typeid_for_Exc3) {</text:p>
      <text:p text:style-name="P1"><text:tab/><text:tab/><text:tab/>std::unexpected(); <text:s/><text:span text:style-name="T3">// Report C++ exception spec violation</text:span></text:p>
      <text:p text:style-name="P1"><text:tab/><text:tab/>} else {</text:p>
      <text:p text:style-name="P1"><text:tab/><text:tab/><text:tab/>_Unwind_Resume(exception); <text:s/><text:span text:style-name="T3">// Allow exception to propagate up</text:span></text:p>
      <text:p text:style-name="P1"><text:tab/><text:tab/>}</text:p>
      <text:p text:style-name="P1"/>
      <text:p text:style-name="P1">Instead, using action lists, GCC and Clang generate landingpad code that looks like this:</text:p>
      <text:p text:style-name="P1"/>
      <text:p text:style-name="P1"><text:tab/>lpad:</text:p>
      <text:p text:style-name="P1"><text:soft-page-break/><text:tab/><text:tab/>int exc_id, void *exception = landingpad;</text:p>
      <text:p text:style-name="P1"><text:tab/><text:tab/>if (exc_id == 1) { <text:s/><text:span text:style-name="T3">// Check for MyException</text:span></text:p>
      <text:p text:style-name="P1"><text:tab/><text:tab/><text:tab/>my_handler();</text:p>
      <text:p text:style-name="P1"><text:tab/><text:tab/>} else if (exc_id &lt; 0) { <text:s/><text:span text:style-name="T3">// Check for “filter” mismatch</text:span></text:p>
      <text:p text:style-name="P1"><text:tab/><text:tab/><text:tab/>std::unexpected(); <text:s/><text:span text:style-name="T3">// Report C++ exception spec violation</text:span></text:p>
      <text:p text:style-name="P1"><text:tab/><text:tab/>} else {</text:p>
      <text:p text:style-name="P1"><text:tab/><text:tab/><text:tab/>_Unwind_Resume(exception); <text:s/><text:span text:style-name="T3">// Allow exception to propagate up</text:span></text:p>
      <text:p text:style-name="P1"><text:tab/><text:tab/>}</text:p>
      <text:p text:style-name="P1"/>
      <text:p text:style-name="P1">The C++ personality function uses the action table to map the exception type to an integer ID, and the landingpad just checks the integer ID. <text:s/>The machine code checking an integer ID is smaller than the machine code for passing the address of a global variable to a function and checking the result.</text:p>
      <text:p text:style-name="P1"/>
      <text:p text:style-name="P1">That said, the compiler-generated exception-handling code is still voluminous. <text:s/>There are opportunities for making this code smaller than GCC and Clang don’t seem to take.</text:p>
      <text:p text:style-name="P37"><text:bookmark text:name="_slgxt1eaxy2y"/>Lowering G++ action lists</text:p>
      <text:p text:style-name="P1">Normally, LLVM’s backend lowers landingpads’ action lists by converting them to <text:span text:style-name="T2">.gcc_except_table</text:span> data (also known as the <text:span text:style-name="T2">LSDA</text:span> -- Language Specific Data Area). <text:s/>This data is then interpreted at runtime by the C++ personality function.</text:p>
      <text:p text:style-name="P1"/>
      <text:p text:style-name="P1">The .gcc_except_table format is described by this blog post by Ian Lance Taylor from January 2011:</text:p>
      <text:p text:style-name="P1"><text:a xlink:type="simple" xlink:href="http://www.airs.com/blog/archives/464" text:style-name="ListLabel_20_100" text:visited-style-name="ListLabel_20_100"><text:span text:style-name="T1">http://www.airs.com/blog/archives/464</text:span></text:a></text:p>
      <text:p text:style-name="P1">The format doesn’t seem to be formally documented anywhere. <text:s/>I suspect it was invented by GCC (rather than being part of the earlier Itanium ABI).</text:p>
      <text:p text:style-name="P1"/>
      <text:p text:style-name="P1">PNaClLowerInvoke pass will do a similar lowering, converting the LLVM IR’s action list into data in the pexe’s data segment. <text:s/>I will use a similar format to .gcc_except_table. <text:s/>Since the converted data will be interpreted by user code, the format will not be part of PNaCl’s stable ABI.</text:p>
      <text:p text:style-name="P1"/>
      <text:p text:style-name="P1"><text:soft-page-break/>This format is documented in <text:a xlink:type="simple" xlink:href="http://git.chromium.org/gitweb/?p=native_client/pnacl-llvm.git;a=blob;f=lib/Transforms/NaCl/ExceptionInfoWriter.cpp;h=7fbf5245c4738679769f69c86fa04c89ba89132f;hb=f058041de6c69aadafcd030c62678d4244ba2cf7" text:style-name="ListLabel_20_100" text:visited-style-name="ListLabel_20_100"><text:span text:style-name="T1">ExceptionInfoWriter.cpp</text:span></text:a>:</text:p>
      <text:p text:style-name="P1"/>
      <text:p text:style-name="P1">// The ExceptionInfoWriter class converts the clauses of a</text:p>
      <text:p text:style-name="P1">// "landingpad" instruction into data tables stored in global</text:p>
      <text:p text:style-name="P1">// variables. <text:s/>These tables are interpreted by PNaCl's C++ runtime</text:p>
      <text:p text:style-name="P1">// library (either libsupc++ or libcxxabi), which is linked into a</text:p>
      <text:p text:style-name="P1">// pexe.</text:p>
      <text:p text:style-name="P1">//</text:p>
      <text:p text:style-name="P1">// This is similar to the lowering that the LLVM backend does to</text:p>
      <text:p text:style-name="P1">// convert landingpad clauses into ".gcc_except_table" sections. <text:s/>The</text:p>
      <text:p text:style-name="P1">// difference is that ExceptionInfoWriter is an IR-to-IR</text:p>
      <text:p text:style-name="P1">// transformation that runs on the PNaCl user toolchain side. <text:s/>The</text:p>
      <text:p text:style-name="P1">// format it produces is not part of PNaCl's stable ABI; the PNaCl</text:p>
      <text:p text:style-name="P1">// translator and LLVM backend do not know about this format.</text:p>
      <text:p text:style-name="P1">//</text:p>
      <text:p text:style-name="P1">// Encoding:</text:p>
      <text:p text:style-name="P1">//</text:p>
      <text:p text:style-name="P1">// A landingpad instruction contains a list of clauses.</text:p>
      <text:p text:style-name="P1">// ExceptionInfoWriter encodes each clause as a 32-bit "clause ID". <text:s/>A</text:p>
      <text:p text:style-name="P1">// clause is one of the following forms:</text:p>
      <text:p text:style-name="P1">//</text:p>
      <text:p text:style-name="P1"><text:soft-page-break/>// <text:s/>1) "catch i8* @ExcType"</text:p>
      <text:p text:style-name="P1">// <text:s text:c="4"/>* This clause means that the landingpad should be entered if</text:p>
      <text:p text:style-name="P1">// <text:s text:c="6"/>the C++ exception being thrown has type @ExcType (or a</text:p>
      <text:p text:style-name="P1">// <text:s text:c="6"/>subtype of @ExcType). <text:s/>@ExcType is a pointer to the</text:p>
      <text:p text:style-name="P1">// <text:s text:c="6"/>std::type_info object (an RTTI object) for the C++ exception</text:p>
      <text:p text:style-name="P1">// <text:s text:c="6"/>type.</text:p>
      <text:p text:style-name="P1">// <text:s text:c="4"/>* Clang generates this for a "catch" block in the C++ source.</text:p>
      <text:p text:style-name="P1">// <text:s text:c="4"/>* @ExcType is NULL for "catch (...)" (catch-all) blocks.</text:p>
      <text:p text:style-name="P1">// <text:s text:c="4"/>* This is encoded as the integer "type ID" @ExcType, X,</text:p>
      <text:p text:style-name="P1">// <text:s text:c="6"/>such that: __pnacl_eh_type_table[X] == @ExcType, and X &gt;= 0.</text:p>
      <text:p text:style-name="P1">//</text:p>
      <text:p text:style-name="P1">// <text:s/>2) "filter [i8* @ExcType1, ..., i8* @ExcTypeN]"</text:p>
      <text:p text:style-name="P1">// <text:s text:c="4"/>* This clause means that the landingpad should be entered if</text:p>
      <text:p text:style-name="P1">// <text:s text:c="6"/>the C++ exception being thrown *doesn't* match any of the</text:p>
      <text:p text:style-name="P1">// <text:s text:c="6"/>types in the list (which are again specified as</text:p>
      <text:p text:style-name="P1">// <text:s text:c="6"/>std::type_info pointers).</text:p>
      <text:p text:style-name="P1">// <text:s text:c="4"/>* Clang uses this to implement C++ exception specifications, e.g.</text:p>
      <text:p text:style-name="P1">// <text:s text:c="9"/>void foo() throw(ExcType1, ..., ExcTypeN) { ... }</text:p>
      <text:p text:style-name="P1">// <text:s text:c="4"/>* This is encoded as the filter ID, X, where X &lt; 0, and</text:p>
      <text:p text:style-name="P1">// <text:s text:c="6"/>&amp;__pnacl_eh_filter_table[-X-1] points to a -1-terminated</text:p>
      <text:p text:style-name="P1">// <text:s text:c="6"/>array of integer "type IDs".</text:p>
      <text:p text:style-name="P1"><text:soft-page-break/>//</text:p>
      <text:p text:style-name="P1">// <text:s/>3) "cleanup"</text:p>
      <text:p text:style-name="P1">// <text:s text:c="4"/>* This means that the landingpad should always be entered.</text:p>
      <text:p text:style-name="P1">// <text:s text:c="4"/>* Clang uses this for calling objects' destructors.</text:p>
      <text:p text:style-name="P1">// <text:s text:c="4"/>* ExceptionInfoWriter encodes this the same as "catch i8* null"</text:p>
      <text:p text:style-name="P1">// <text:s text:c="6"/>(which is a catch-all).</text:p>
      <text:p text:style-name="P1">//</text:p>
      <text:p text:style-name="P1">// ExceptionInfoWriter generates the following data structures:</text:p>
      <text:p text:style-name="P1">//</text:p>
      <text:p text:style-name="P1">// <text:s text:c="2"/>struct action_table_entry {</text:p>
      <text:p text:style-name="P1">// <text:s text:c="4"/>int32_t clause_id;</text:p>
      <text:p text:style-name="P1">// <text:s text:c="4"/>uint32_t next_clause_list_id;</text:p>
      <text:p text:style-name="P1">// <text:s text:c="2"/>};</text:p>
      <text:p text:style-name="P1">//</text:p>
      <text:p text:style-name="P1">// <text:s text:c="2"/>// Represents singly linked lists of clauses.</text:p>
      <text:p text:style-name="P1">// <text:s text:c="2"/>extern const struct action_table_entry __pnacl_eh_action_table[];</text:p>
      <text:p text:style-name="P1">//</text:p>
      <text:p text:style-name="P1">// <text:s text:c="2"/>// Allows std::type_infos to be represented using small integer IDs.</text:p>
      <text:p text:style-name="P1">// <text:s text:c="2"/>extern std::type_info *const __pnacl_eh_type_table[];</text:p>
      <text:p text:style-name="P1">//</text:p>
      <text:p text:style-name="P1">// <text:s text:c="2"/>// Used to represent type arrays for "filter" clauses.</text:p>
      <text:p text:style-name="P1"><text:soft-page-break/>// <text:s text:c="2"/>extern const int32_t __pnacl_eh_filter_table[];</text:p>
      <text:p text:style-name="P1">//</text:p>
      <text:p text:style-name="P1">// A "clause list ID" is either:</text:p>
      <text:p text:style-name="P1">// <text:s/>* 0, representing the empty list; or</text:p>
      <text:p text:style-name="P1">// <text:s/>* an index into __pnacl_eh_action_table[] with 1 added, which</text:p>
      <text:p text:style-name="P1">// <text:s text:c="3"/>specifies a node in the clause list.</text:p>
      <text:p text:style-name="P1">//</text:p>
      <text:p text:style-name="P1">// Example:</text:p>
      <text:p text:style-name="P1">//</text:p>
      <text:p text:style-name="P1">// <text:s text:c="2"/>std::type_info *const __pnacl_eh_type_table[] = {</text:p>
      <text:p text:style-name="P1">// <text:s text:c="4"/>// defines type ID 0 == ExcA and clause ID 0 == "catch ExcA"</text:p>
      <text:p text:style-name="P1">// <text:s text:c="4"/>&amp;typeinfo(ExcA),</text:p>
      <text:p text:style-name="P1">// <text:s text:c="4"/>// defines type ID 1 == ExcB and clause ID 1 == "catch ExcB"</text:p>
      <text:p text:style-name="P1">// <text:s text:c="4"/>&amp;typeinfo(ExcB),</text:p>
      <text:p text:style-name="P1">// <text:s text:c="4"/>// defines type ID 2 == ExcC and clause ID 2 == "catch ExcC"</text:p>
      <text:p text:style-name="P1">// <text:s text:c="4"/>&amp;typeinfo(ExcC),</text:p>
      <text:p text:style-name="P1">// <text:s text:c="2"/>};</text:p>
      <text:p text:style-name="P1">//</text:p>
      <text:p text:style-name="P1">// <text:s text:c="2"/>const int32_t __pnacl_eh_filter_table[] = {</text:p>
      <text:p text:style-name="P1">// <text:s text:c="4"/>0, <text:s text:c="2"/>// refers to ExcA; <text:s/>defines clause ID -1 as "filter [ExcA, ExcB]"</text:p>
      <text:p text:style-name="P1">// <text:s text:c="4"/>1, <text:s text:c="2"/>// refers to ExcB; <text:s/>defines clause ID -2 as "filter [ExcB]"</text:p>
      <text:p text:style-name="P1"><text:soft-page-break/>// <text:s text:c="4"/>-1, <text:s/>// list terminator; defines clause ID -3 as "filter []"</text:p>
      <text:p text:style-name="P1">// <text:s text:c="4"/>2, <text:s text:c="2"/>// refers to ExcC; <text:s/>defines clause ID -4 as "filter [ExcC]"</text:p>
      <text:p text:style-name="P1">// <text:s text:c="4"/>-1, <text:s/>// list terminator; defines clause ID -5 as "filter []"</text:p>
      <text:p text:style-name="P1">// <text:s text:c="2"/>};</text:p>
      <text:p text:style-name="P1">//</text:p>
      <text:p text:style-name="P1">// <text:s text:c="2"/>const struct action_table_entry __pnacl_eh_action_table[] = {</text:p>
      <text:p text:style-name="P1">// <text:s text:c="4"/>// defines clause list ID 1:</text:p>
      <text:p text:style-name="P1">// <text:s text:c="4"/>{</text:p>
      <text:p text:style-name="P1">// <text:s text:c="6"/>-4, <text:s/>// "filter [ExcC]"</text:p>
      <text:p text:style-name="P1">// <text:s text:c="6"/>0, <text:s/>// end of list (no more actions)</text:p>
      <text:p text:style-name="P1">// <text:s text:c="4"/>},</text:p>
      <text:p text:style-name="P1">// <text:s text:c="4"/>// defines clause list ID 2:</text:p>
      <text:p text:style-name="P1">// <text:s text:c="4"/>{</text:p>
      <text:p text:style-name="P1">// <text:s text:c="6"/>-1, <text:s/>// "filter [ExcA, ExcB]"</text:p>
      <text:p text:style-name="P1">// <text:s text:c="6"/>1, <text:s/>// else go to clause list ID 1</text:p>
      <text:p text:style-name="P1">// <text:s text:c="4"/>},</text:p>
      <text:p text:style-name="P1">// <text:s text:c="4"/>// defines clause list ID 3:</text:p>
      <text:p text:style-name="P1">// <text:s text:c="4"/>{</text:p>
      <text:p text:style-name="P1">// <text:s text:c="6"/>1, <text:s/>// "catch ExcB"</text:p>
      <text:p text:style-name="P1">// <text:s text:c="6"/>2, <text:s/>// else go to clause list ID 2</text:p>
      <text:p text:style-name="P1">// <text:s text:c="4"/>},</text:p>
      <text:p text:style-name="P1"><text:soft-page-break/>// <text:s text:c="4"/>// defines clause list ID 4:</text:p>
      <text:p text:style-name="P1">// <text:s text:c="4"/>{</text:p>
      <text:p text:style-name="P1">// <text:s text:c="6"/>0, <text:s/>// "catch ExcA"</text:p>
      <text:p text:style-name="P1">// <text:s text:c="6"/>3, <text:s/>// else go to clause list ID 3</text:p>
      <text:p text:style-name="P1">// <text:s text:c="4"/>},</text:p>
      <text:p text:style-name="P1">// <text:s text:c="2"/>};</text:p>
      <text:p text:style-name="P1">//</text:p>
      <text:p text:style-name="P1">// So if a landingpad contains the clause list:</text:p>
      <text:p text:style-name="P1">// <text:s text:c="2"/>[catch ExcA,</text:p>
      <text:p text:style-name="P1">// <text:s text:c="3"/>catch ExcB,</text:p>
      <text:p text:style-name="P1">// <text:s text:c="3"/>filter [ExcA, ExcB],</text:p>
      <text:p text:style-name="P1">// <text:s text:c="3"/>filter [ExcC]]</text:p>
      <text:p text:style-name="P1">// then this can be represented as clause list ID 4 using the tables above.</text:p>
      <text:p text:style-name="P1">//</text:p>
      <text:p text:style-name="P1">// The C++ runtime library checks the clauses in order to decide</text:p>
      <text:p text:style-name="P1">// whether to enter the landingpad. <text:s/>If a clause matches, the</text:p>
      <text:p text:style-name="P1">// landingpad BasicBlock is passed the clause ID. <text:s/>The landingpad code</text:p>
      <text:p text:style-name="P1">// can use the clause ID to decide which C++ catch() block (if any) to</text:p>
      <text:p text:style-name="P1">// execute.</text:p>
      <text:p text:style-name="P1">//</text:p>
      <text:p text:style-name="P1">// The purpose of these exception tables is to keep code sizes</text:p>
      <text:p text:style-name="P1"><text:soft-page-break/>// relatively small. <text:s/>The landingpad code only needs to check a small</text:p>
      <text:p text:style-name="P1">// integer clause ID, rather than having to call a function to check</text:p>
      <text:p text:style-name="P1">// whether the C++ exception matches a type.</text:p>
      <text:p text:style-name="P1">//</text:p>
      <text:p text:style-name="P1">// ExceptionInfoWriter's encoding corresponds loosely to the format of</text:p>
      <text:p text:style-name="P1">// GCC's .gcc_except_table sections. <text:s/>One difference is that</text:p>
      <text:p text:style-name="P1">// ExceptionInfoWriter writes fixed-width 32-bit integers, whereas</text:p>
      <text:p text:style-name="P1">// .gcc_except_table uses variable-length LEB128 encodings. <text:s/>We could</text:p>
      <text:p text:style-name="P1">// switch to LEB128 to save space in the future.</text:p>
      <text:p text:style-name="P1"/>
      <text:p text:style-name="P36"><text:bookmark text:name="_gsnx2b550jt"/>Modifying libsupc++</text:p>
      <text:p text:style-name="P1">If we want to support SJLJ EH alongside zero-cost EH, there are two ways we could deal with this in libsupc++:</text:p>
      <text:p text:style-name="P1"/>
      <text:list xml:id="list774090387" text:style-name="WWNum1">
        <text:list-item>
          <text:p text:style-name="P16">Build libsupc++ twice. <text:s/>Select the PNaCl-SJLJ code path using an #ifdef.</text:p>
        </text:list-item>
      </text:list>
      <text:p text:style-name="P1"/>
      <text:list xml:id="list64048963924087" text:continue-numbering="true" text:style-name="WWNum1">
        <text:list-item>
          <text:p text:style-name="P16">Have a single build of libsupc++ which includes both the PNaCl-SJLJ EH code and zero-cost EH code, but allow selecting the former at link time using some symbol redefinitions.</text:p>
          <text:list>
            <text:list-item>
              <text:p text:style-name="P26">For example: <text:s/>libsupc++ defines _pnacl_sjlj_Unwind_RaiseException, and we pass “--defsym _Unwind_RaiseException=_pnacl_sjlj_Unwind_RaiseException”.</text:p>
            </text:list-item>
          </text:list>
        </text:list-item>
      </text:list>
      <text:p text:style-name="P7"/>
      <text:p text:style-name="P7">I am inclined to do (2). <text:s/>(1) seems unnecessarily heavyweight when there are only a couple of functions that need to be different in the SJLJ case.</text:p>
      <text:p text:style-name="P7"/>
      <text:p text:style-name="P36"><text:bookmark text:name="_wh7rbppu46wp"/><office:annotation office:name="__Annotation__640_2185038720"><dc:creator>Mark Seaborn</dc:creator><dc:date>2013-10-14T20:16:23</dc:date><text:p><text:span text:style-name="T6">I've added a "conclusion" line at the end of the section.</text:span></text:p></office:annotation><office:annotation office:name="__Annotation__638_2185038720"><dc:creator>David Sehr</dc:creator><dc:date>2013-10-14T19:58:59</dc:date><text:p><text:span text:style-name="T6">To serve its best purpose as documentation, please don't leave questions unanswered here. <text:s/>It's OK to leave an "off by default, but we may revisit" comment or some such.</text:span></text:p></office:annotation>Question: <text:s/>Enable EH by default?<office:annotation-end office:name="__Annotation__638_2185038720"/><office:annotation-end office:name="__Annotation__640_2185038720"/></text:p>
      <text:p text:style-name="P7"><text:soft-page-break/>Should the link-time default be “--exception-handling=none” or “--exception-handling=sjlj”?</text:p>
      <text:p text:style-name="P7"/>
      <text:p text:style-name="P7">Enabling EH carries a pexe size overhead and a runtime overhead. <text:s/>The runtime overhead will go away when we stabilise zero-cost EH, but the pexe size overhead will remain, <office:annotation office:name="__Annotation__646_2185038720"><dc:creator>Eli Bendersky</dc:creator><dc:date>2013-10-03T19:54:41</dc:date><text:p><text:span text:style-name="T6">This sounds like a good starting strategy to me. We now don't support exceptions at all. Adding support while keeping them disabled by default is a natural transition path. We can always change our minds sometime in the future</text:span></text:p></office:annotation>so it might be worth disabling EH by default in the long term.<office:annotation-end office:name="__Annotation__646_2185038720"/></text:p>
      <text:p text:style-name="P7"/>
      <text:p text:style-name="P7">Maybe we could provide an “--exception-handling=auto” option which enables EH only if exceptions are used?</text:p>
      <text:list xml:id="list3873020055" text:style-name="WWNum10">
        <text:list-item>
          <text:p text:style-name="P17">Could this enable EH only if “throw” is used? <text:s/>We’d decide this based on whether __cxa_throw() is called.</text:p>
          <text:list>
            <text:list-item>
              <text:p text:style-name="P27">This wouldn’t change program behaviour. <text:s/>A program that never throws definitely doesn’t need any landingpads.</text:p>
            </text:list-item>
            <text:list-item>
              <text:p text:style-name="P27">This probably wouldn’t be very useful, because C++’s “new” operator throws, and most C++ programs use “new”.</text:p>
            </text:list-item>
          </text:list>
        </text:list-item>
        <text:list-item>
          <text:p text:style-name="P17">Could this enable EH only if “catch” is used? <text:s/>We’d decide this based on whether any landingpads contain a “catch” clause.</text:p>
          <text:list>
            <text:list-item>
              <text:p text:style-name="P27">We would exclude “cleanup” clauses. <text:s/>Clang generates these for running destructors, which would be the main source of bloat when enabling EH.</text:p>
            </text:list-item>
            <text:list-item>
              <text:p text:style-name="P27">Whether this is useful depends on whether libstdc++ contains any “catch” blocks. <text:s/>A pexe might contain “catch” blocks but not, in practice, rely on recovering from any exceptions at run time.</text:p>
            </text:list-item>
            <text:list-item>
              <text:p text:style-name="P27">We might have to exclude “catch (...)” (catch-all) blocks from the consideration, if these tend to be used for cleanup only.</text:p>
            </text:list-item>
            <text:list-item>
              <text:p text:style-name="P27">This would change program behaviour, because destructors wouldn’t get run if an uncaught exception occurs.</text:p>
            </text:list-item>
          </text:list>
        </text:list-item>
      </text:list>
      <text:p text:style-name="P1"/>
      <text:p text:style-name="P1">Conclusion: <text:s/>“--eh=none” will be the default initially, since that is the status quo. <text:s/>We might revisit this. <text:s/>If “--eh=auto” turns out to be workable, we might make that the default, but this requires further investigation.</text:p>
      <text:p text:style-name="P1"/>
      <text:p text:style-name="P36"><text:bookmark text:name="_yew8jj7mzcbt"/>Possible optimisations</text:p>
      <text:p text:style-name="P37"><text:bookmark text:name="_4ffzv6x54df3"/>Reducing the overhead of setjmp()</text:p>
      <text:p text:style-name="P1">PNaCl’s setjmp() is relatively expensive, because:</text:p>
      <text:list xml:id="list2996612517" text:style-name="WWNum2">
        <text:list-item>
          <text:p text:style-name="P18">it is implemented as a function call;</text:p>
        </text:list-item>
        <text:list-item>
          <text:p text:style-name="P18">the setjmp() function saves all callee-saved registers.</text:p>
        </text:list-item>
      </text:list>
      <text:p text:style-name="P1"><text:soft-page-break/>We could improve this by having the LLVM backend inline setjmp() and save only the registers that are live.</text:p>
      <text:p text:style-name="P1"/>
      <text:p text:style-name="P1">PNaCl’s current ABI also burns 1024 bytes for each jmp_buf, which is somewhat excessive. <text:s/>In principle, we could reduce the jmp_buf size to as little as 4 bytes. <text:s/>We could have each llvm.nacl.setjmp() call do an implicit alloca, stash the data there, and save the address of the alloca into the jmp_buf.</text:p>
      <text:p text:style-name="P1"/>
      <text:p text:style-name="P1">Such optimisations are probably not worthwhile if SJLJ EH is only a stop gap and we want to implement zero-cost EH. <text:s/>They might be worthwhile if we really wanted to minimise ABI surface area and only support SJLJ EH.</text:p>
      <text:p text:style-name="P1"/>
      <text:p text:style-name="P37"><text:bookmark text:name="_xdn7avm6xrcs"/>Pexe size: <text:s/>Reducing the size of landingpad code</text:p>
      <text:p text:style-name="P1">Suppose we have a landingpad block that handles one exception type and runs no destructors:</text:p>
      <text:p text:style-name="P1"/>
      <text:p text:style-name="P5">void foo() {</text:p>
      <text:p text:style-name="P9">try {</text:p>
      <text:p text:style-name="P10">external_func();</text:p>
      <text:p text:style-name="P8">} catch (MyException &amp;) {</text:p>
      <text:p text:style-name="P10">caught = 123;</text:p>
      <text:p text:style-name="P8">}</text:p>
      <text:p text:style-name="P5">}</text:p>
      <text:p text:style-name="P1"/>
      <text:p text:style-name="P1">GCC and Clang+LLVM both generate the following landingpad code from that (even with optimisation enabled):</text:p>
      <text:p text:style-name="P1"/>
      <text:p text:style-name="P31">movq <text:s text:c="3"/>%rax, %rdi</text:p>
      <text:p text:style-name="P31">cmpq <text:s text:c="3"/>$1, %rdx <text:s text:c="2"/><text:span text:style-name="T3">// Check exception type ID matches MyException</text:span></text:p>
      <text:p text:style-name="P31"><text:soft-page-break/>je <text:s text:c="5"/>.L4</text:p>
      <text:p text:style-name="P31">call <text:s text:c="3"/>_Unwind_Resume</text:p>
      <text:p text:style-name="P1">.L4:</text:p>
      <text:p text:style-name="P1"><text:span text:style-name="T3"><text:tab/>// Code above here could be omitted</text:span></text:p>
      <text:p text:style-name="P31">call <text:s text:c="3"/>__cxa_begin_catch</text:p>
      <text:p text:style-name="P5">movl <text:s text:c="3"/>$123, caught(%rip)</text:p>
      <text:p text:style-name="P5">call <text:s text:c="3"/>__cxa_end_catch</text:p>
      <text:p text:style-name="P1"/>
      <text:p text:style-name="P1">The check for the exception type ID should be superfluous, because the personality function should never invoke this landingpad if the exception doesn’t match.</text:p>
      <text:p text:style-name="P1"/>
      <text:p text:style-name="P1"><office:annotation office:name="__Annotation__699_2185038720"><dc:creator>Eli Bendersky</dc:creator><dc:date>2013-10-03T18:55:11</dc:date><text:p><text:span text:style-name="T6">It can be useful to ask in the llvmdev mailing list. Who knows, there may be a reason to keep the full code?</text:span></text:p></office:annotation>I don’t know why GCC and LLVM don’t optimise this<office:annotation-end office:name="__Annotation__699_2185038720"/>. <text:s/>In principle, PNaCl could prune out the check and the _Unwind_Resume call. <text:s/>Whether this is worthwhile implementing depends on how much this reduces pexe size in typical EH-using programs, and whether EH gets used much.</text:p>
      <text:p text:style-name="P1"/>
      <text:p text:style-name="P1">This optimisation would apply to zero-cost EH as well as SJLJ EH.</text:p>
      <text:p text:style-name="P1"/>
      <text:p text:style-name="P36"><text:bookmark text:name="_ct0mjvhvzt7f"/>Appendix A: <text:s/>PNaCl’s current zero-cost EH implementation</text:p>
      <text:p text:style-name="P1">The PNaCl linker currently accepts the option “--pnacl-allow-exceptions”, which produces a non-ABI-stable pexe that uses zero-cost EH.</text:p>
      <text:p text:style-name="P1"/>
      <text:p text:style-name="P1">The resulting pexe interacts with PNaCl system code in the following ways:</text:p>
      <text:p text:style-name="P1"/>
      <text:list xml:id="list1753054840" text:style-name="WWNum7">
        <text:list-item>
          <text:p text:style-name="P19">The pexe uses the “invoke”+“landingpad” and “resume” instructions.</text:p>
        </text:list-item>
        <text:list-item>
          <text:p text:style-name="P19">The pexe calls system-provided _Unwind_RaiseException() and other _Unwind_*() functions.</text:p>
        </text:list-item>
        <text:list-item>
          <text:p text:style-name="P19"><text:soft-page-break/>The pexe’s “landingpad” instruction contains two things:</text:p>
          <text:list>
            <text:list-item>
              <text:p text:style-name="P28">A reference to a pexe-provided “<text:span text:style-name="T2">personality function</text:span>”. <text:s/>This is typically <office:annotation office:name="__Annotation__720_2185038720"><dc:creator>Mark Seaborn</dc:creator><dc:date>2013-09-28T03:24:52</dc:date><text:p><text:span text:style-name="T6">Done.</text:span></text:p></office:annotation><office:annotation office:name="__Annotation__718_2185038720"><dc:creator>Derek Schuff</dc:creator><dc:date>2013-09-27T23:48:03</dc:date><text:p><text:span text:style-name="T6">Maybe mention that this is another case of the system calling back into user-provided code.</text:span></text:p></office:annotation>__gxx_personality_v0(). <text:s/>This gets called by system code, specifically _Unwind_RaiseException<office:annotation-end office:name="__Annotation__718_2185038720"/><office:annotation-end office:name="__Annotation__720_2185038720"/>().</text:p>
            </text:list-item>
            <text:list-item>
              <text:p text:style-name="P28">An G++ <text:span text:style-name="T2">action list</text:span> (as described above): <text:s/>a list of “catch”, “filter” and “cleanup” actions which may refer to C++ exception types. <text:s/>The LLVM backend converts this to a .gcc_except_table section, also known as the LSDA.</text:p>
            </text:list-item>
          </text:list>
        </text:list-item>
      </text:list>
      <text:p text:style-name="P5">When system code calls the personality function, it passes it a pointer to the system-generated LSDA. <text:s/><office:annotation office:name="__Annotation__734_2185038720"><dc:creator>Mark Seaborn</dc:creator><dc:date>2013-09-28T03:27:52</dc:date><text:p><text:span text:style-name="T6">Done.</text:span></text:p><text:p/><text:p><text:span text:style-name="T6">There's not much of libcxxabi that will end up on the system side. <text:s/>Basically the only part is the part of the personality function that searches the LSDA to find the code range that matches the return address. <text:s/>Then it will hand off the rest of the job to user code.</text:span></text:p><text:p/><text:p><text:span text:style-name="T6">But this is talking about how we'll stabilise zero-cost EH, which I wanted to leave to a later design doc.</text:span></text:p></office:annotation><office:annotation office:name="__Annotation__732_2185038720"><dc:creator>Derek Schuff</dc:creator><dc:date>2013-09-27T23:46:50</dc:date><text:p><text:span text:style-name="T6">It would be useful to have a little more detail on this. Where does this code come from? Especially since it seems likely we will eventually want to split libcxxabi across the user/system line.</text:span></text:p></office:annotation>This creates an unfortunate interdependency between system code and user code, because user code is expected to read and interpret a system-generated data structure.<office:annotation-end office:name="__Annotation__732_2185038720"/><office:annotation-end office:name="__Annotation__734_2185038720"/> <text:s/>(This problem is tracked as <text:a xlink:type="simple" xlink:href="https://code.google.com/p/nativeclient/issues/detail?id=3118" text:style-name="ListLabel_20_100" text:visited-style-name="ListLabel_20_100"><text:span text:style-name="T1">https://code.google.com/p/nativeclient/issues/detail?id=3118</text:span></text:a>.)</text:p>
      <text:list xml:id="list64049346401609" text:continue-numbering="true" text:style-name="WWNum7">
        <text:list-item>
          <text:p text:style-name="P19">The pexe must define the external symbols malloc(), free(), and some others, which are called by system code. (This problem was originally tracked as <text:a xlink:type="simple" xlink:href="https://code.google.com/p/nativeclient/issues/detail?id=3069" text:style-name="ListLabel_20_100" text:visited-style-name="ListLabel_20_100"><text:span text:style-name="T1">https://code.google.com/p/nativeclient/issues/detail?id=3069</text:span></text:a>.)</text:p>
        </text:list-item>
      </text:list>
      <text:p text:style-name="P1"/>
      <text:p text:style-name="P1">Since this is a complicated tangle of interactions between user code and system code, we don’t want to expose it as a stable ABI.</text:p>
      <text:p text:style-name="P1"/>
      <text:p text:style-name="P36"><text:bookmark text:name="_cdri29ifzhww"/>Appendix B: <text:s/>Why not use LLVM’s existing LowerInvoke pass?</text:p>
      <text:p text:style-name="P1">LLVM’s LowerInvoke pass has two modes:</text:p>
      <text:list xml:id="list1545105221" text:style-name="WWNum3">
        <text:list-item>
          <text:p text:style-name="P20"><text:span text:style-name="T2">“Remove EH” mode.</text:span> <text:s/>This converts “invokes” to “calls”. <text:s/>“landingpad” blocks get removed. <text:s/>PNaCl currently uses this for producing ABI-stable pexes.</text:p>
        </text:list-item>
        <text:list-item>
          <text:p text:style-name="P20"><text:span text:style-name="T2">SJLJ mode.</text:span> <text:s/>When passed "--enable-correct-eh-support" (a.k.a. “ExpensiveEHSupport”), implement “invoke” using SJLJ.</text:p>
        </text:list-item>
      </text:list>
      <text:p text:style-name="P1"/>
      <text:p text:style-name="P1">LowerInvoke’s SJLJ mode isn’t suitable for PNaCl because:</text:p>
      <text:list xml:id="list311956495" text:style-name="WWNum9">
        <text:list-item>
          <text:p text:style-name="P21">It doesn’t expand out the “landingpad” instruction, only “invoke”. <text:s/>It appears to rely on the LLVM backend to generate .gcc_except_table sections.</text:p>
        </text:list-item>
        <text:list-item>
          <text:p text:style-name="P21">It makes dubious assumptions about the behaviour of setjmp() and longjmp() that probably aren’t portable. <text:s/>Rather than inserting one setjmp() per “invoke”, it inserts a <office:annotation office:name="__Annotation__762_2185038720"><dc:creator>Mark Seaborn</dc:creator><dc:date>2013-10-03T18:31:51</dc:date><text:p><text:span text:style-name="T6">I think LLVM's LowerInvoke's approach just moves the cost around.</text:span></text:p><text:p/><text:p><text:span text:style-name="T6">I've added an example into the doc.</text:span></text:p></office:annotation><office:annotation office:name="__Annotation__760_2185038720"><dc:creator>Jan Voung</dc:creator><dc:date>2013-10-03T01:02:25</dc:date><text:p><text:span text:style-name="T6">This might be off, but...</text:span></text:p><text:p/><text:p><text:span text:style-name="T6">Perhaps it was trying to emulate zero-cost exceptions in some way?</text:span></text:p><text:p/><text:p><text:span text:style-name="T6">I think that it *roughly* only tracks the prologues of each function, instead of every callsite.</text:span></text:p><text:p/><text:p><text:span text:style-name="T6">When unwinding to the caller, use the *callee*'s prologue to figure out how to restore state that the caller had.</text:span></text:p><text:p/><text:p><text:span text:style-name="T6">Well, it doesn't sound like that is the case, since the setjmp is in the caller, not the callee. <text:s/>If you setjmp at the start of the callee, you'd need to add a branch that returns immediately from the callee in the exception unwind-case.</text:span></text:p></office:annotation>single setjmp() at the start of a function<office:annotation-end office:name="__Annotation__760_2185038720"/><office:annotation-end office:name="__Annotation__762_2185038720"/>. <text:s/>Since longjmp()’ing to that setjmp() is liable to lose the values of local variables, LowerInvoke modifies each “invoke” so that it first spills all live local variables to the stack.</text:p>
          <text:list>
            <text:list-item>
              <text:p text:style-name="P29">Doing a single setjmp() per function might just move the costs around. <text:s/>It would be faster for an “invoke” in a loop, but it would be slower for a function like this:</text:p>
            </text:list-item>
          </text:list>
        </text:list-item>
      </text:list>
      <text:p text:style-name="P10">void foo() {</text:p>
      <text:p text:style-name="P32">if (x)</text:p>
      <text:p text:style-name="P33">return; <text:s/>// Common case</text:p>
      <text:p text:style-name="P34">try {</text:p>
      <text:p text:style-name="P33"><text:soft-page-break/>…</text:p>
      <text:p text:style-name="P34">} catch (...) {</text:p>
      <text:p text:style-name="P33">…</text:p>
      <text:p text:style-name="P34">}</text:p>
      <text:p text:style-name="P35">}</text:p>
      <text:p text:style-name="P1"/>
      <text:p text:style-name="P1">Also, it’s not clear to me whether anyone uses LowerInvoke’s SJLJ mode, or whether it actually works. <text:s/>Its coverage by llvm-lit tests is very limited.</text:p>
      <text:p text:style-name="P1"/>
      <text:p text:style-name="P36"><text:bookmark text:name="_al47wp2pi9u3"/>Appendix C: <text:s/>Example LLVM IR for control flow expansion</text:p>
      <text:p text:style-name="P1">Clang compiles catcher_func() from the <text:a xlink:type="simple" xlink:href="#_mf2knioime66" text:style-name="ListLabel_20_100" text:visited-style-name="ListLabel_20_100"><text:span text:style-name="T1">earlier example</text:span></text:a> to the following LLVM IR:</text:p>
      <text:p text:style-name="P1"/>
      <text:p text:style-name="P1"><text:span text:style-name="T5">@_ZTS11MyException = linkonce_odr constant [14 x i8] c"11MyException\00"<text:line-break/>@_ZTI11MyException = linkonce_odr unnamed_addr constant { i8*, i8* } { i8* bitcast (i8** getelementptr inbounds (i8** @_ZTVN10__cxxabiv117__class_type_infoE, i32 2) to i8*), i8* getelementptr inbounds ([14 x i8]* @_ZTS11MyException, i32 0, i32 0) }<text:line-break/></text:span></text:p>
      <text:p text:style-name="P1"><text:span text:style-name="T5">define i32 @_Z12catcher_funcv() {<text:line-break/>entry:<text:line-break/> <text:s/>%call = invoke i32 @_Z13external_funcv()<text:line-break/> <text:s text:c="9"/>to label %invoke.cont unwind label %lpad<text:line-break/><text:line-break/>invoke.cont:<text:line-break/> <text:s/>%add = add nsw i32 %call, 100<text:line-break/> <text:s/>br label %return<text:line-break/><text:line-break/>lpad:<text:line-break/> <text:s/>%0 = landingpad { i8*, i32 }</text:span></text:p>
      <text:p text:style-name="P1"><text:span text:style-name="T5"><text:s text:c="10"/>personality i8* bitcast (i32 (...)* @__gxx_personality_v0 to i8*)<text:line-break/> <text:s text:c="9"/>catch i8* bitcast ({ i8*, i8* }* @_ZTI11MyException to i8*)<text:line-break/> <text:s/>%1 = extractvalue { i8*, i32 } %0, 1<text:line-break/> <text:s/>%2 = tail call i32 @llvm.eh.typeid.for(</text:span></text:p>
      <text:p text:style-name="P1"><text:span text:style-name="T5"><text:s text:c="10"/>i8* bitcast ({ i8*, i8* }* @_ZTI11MyException to i8*)) #2<text:line-break/> <text:s/>%matches = icmp eq i32 %1, %2<text:line-break/> <text:s/>br i1 %matches, label %catch, label %eh.resume<text:line-break/><text:line-break/>catch:</text:span></text:p>
      <text:p text:style-name="P1"><text:span text:style-name="T5"><text:s text:c="2"/>%3 = extractvalue { i8*, i32 } %0, 0<text:line-break/> <text:s/>%4 = tail call i8* @__cxa_begin_catch(i8* %3) #2<text:line-break/> <text:s/>%value = bitcast i8* %4 to i32*<text:line-break/> <text:s/>%5 = load i32* %value, align 4, !tbaa !0<text:line-break/> <text:s/>%add1 = add nsw i32 %5, 200<text:line-break/> <text:s/>tail call void @__cxa_end_catch()<text:line-break/> <text:s/>br label %return<text:line-break/><text:line-break/>return:<text:line-break/> <text:s/>%retval.0 = phi i32 [ %add, %invoke.cont ], [ %add1, %catch ]<text:line-break/> <text:s/>ret i32 %retval.0<text:line-break/><text:line-break/>eh.resume:<text:line-break/> <text:s/>resume { i8*, i32 } %0<text:line-break/>}<text:line-break/></text:span></text:p>
      <text:p text:style-name="P1">PNaClLowerInvoke expands this out to the following LLVM IR:</text:p>
      <text:p text:style-name="P1"/>
      <text:p text:style-name="P1"><text:span text:style-name="T5">%ExceptionFrame = type { [1024 x i8], %ExceptionFrame*, i32 }<text:line-break/></text:span></text:p>
      <text:p text:style-name="P1"><text:span text:style-name="T5">@__pnacl_eh_stack = external thread_local global i8*<text:line-break/></text:span></text:p>
      <text:p text:style-name="P1"><text:span text:style-name="T5">define i32 @_Z12catcher_funcv() {<text:line-break/>entry:<text:line-break/> <text:s/>%invoke_frame = alloca %ExceptionFrame, align 8<text:line-break/> <text:s/>%exc_info_ptr = getelementptr %ExceptionFrame* %invoke_frame, i32 0, i32 2<text:line-break/> <text:s/>%invoke_next = getelementptr %ExceptionFrame* %invoke_frame, i32 0, i32 1<text:line-break/> <text:s/>%invoke_jmp_buf = getelementptr %ExceptionFrame* %invoke_frame, i32 0, i32 0, i32 0<text:line-break/> <text:s/>%pnacl_eh_stack = bitcast i8** @__pnacl_eh_stack to %ExceptionFrame**<text:line-break/> <text:s/>%invoke_sj = call i32 @llvm.nacl.setjmp(i8* %invoke_jmp_buf)<text:line-break/> <text:s/>%invoke_sj_is_zero = icmp eq i32 %invoke_sj, 0<text:line-break/> <text:s/>br i1 %invoke_sj_is_zero, label %invoke_do_call, label %lpad<text:line-break/><text:line-break/>invoke_do_call:<text:line-break/> <text:s/>%old_eh_stack = load %ExceptionFrame** %pnacl_eh_stack<text:line-break/> <text:s/>store %ExceptionFrame* %old_eh_stack, %ExceptionFrame** %invoke_next<text:line-break/> <text:s/>store i32 1, i32* %exc_info_ptr<text:line-break/> <text:s/>store %ExceptionFrame* %invoke_frame, %ExceptionFrame** %pnacl_eh_stack<text:line-break/> <text:s/>%call = call i32 @_Z13external_funcv()<text:line-break/> <text:s/>store %ExceptionFrame* %old_eh_stack, %ExceptionFrame** %pnacl_eh_stack<text:line-break/> <text:s/>br label %invoke.cont<text:line-break/><text:line-break/>invoke.cont:<text:line-break/> <text:s/>%add = add nsw i32 %call, 100<text:line-break/> <text:s/>br label %return<text:line-break/><text:line-break/>lpad:<text:line-break/> <text:s/>%landingpad_ptr = bitcast i8* %invoke_jmp_buf to { i8*, i32 }*<text:line-break/> <text:s/>%0 = load { i8*, i32 }* %landingpad_ptr<text:line-break/> <text:s/>%1 = extractvalue { i8*, i32 } %0, 1<text:line-break/> <text:s/>%matches = icmp eq i32 %1, 0<text:line-break/> <text:s/>br i1 %matches, label %catch, label %eh.resume<text:line-break/><text:line-break/>catch:<text:line-break/> <text:s/>%2 = extractvalue { i8*, i32 } %0, 0<text:line-break/> <text:s/>%3 = tail call i8* @__cxa_begin_catch(i8* %2) #2<text:line-break/> <text:s/>%value = bitcast i8* %3 to i32*<text:line-break/> <text:s/>%4 = load i32* %value, align 4, !tbaa !0<text:line-break/> <text:s/>%add1 = add nsw i32 %4, 200<text:line-break/> <text:s/>tail call void @__cxa_end_catch()<text:line-break/> <text:s/>br label %return<text:line-break/><text:line-break/>return:<text:line-break/> <text:s/>%retval.0 = phi i32 [ %add, %invoke.cont ], [ %add1, %catch ]<text:line-break/> <text:s/>ret i32 %retval.0<text:line-break/><text:line-break/>eh.resume:<text:line-break/> <text:s/>%resume_exc = extractvalue { i8*, i32 } %0, 0<text:line-break/> <text:s/>%resume_cast = bitcast i8* %resume_exc to i32*<text:line-break/> <text:s/>call void @__pnacl_eh_resume(i32* %resume_cast)<text:line-break/> <text:s/>unreachable<text:line-break/>}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2" meta:paragraph-count="388" meta:word-count="4304" meta:character-count="27288" meta:non-whitespace-character-count="22726"/>
    <meta:generator>LibreOfficeDev/6.0.5.2$Linux_X86_64 LibreOffice_project/</meta:generator>
  </office:meta>
</office:document-meta>
</file>